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f5b" officeooo:paragraph-rsid="00036f5b"/>
    </style:style>
    <style:style style:name="P2" style:family="paragraph" style:parent-style-name="Standard">
      <style:text-properties fo:font-size="12pt" fo:font-weight="normal" officeooo:rsid="00036f5b" officeooo:paragraph-rsid="00036f5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4d2d4" officeooo:paragraph-rsid="0004d2d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5pt" fo:font-weight="bold" officeooo:rsid="00036f5b" officeooo:paragraph-rsid="00036f5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fo:font-weight="normal" officeooo:rsid="00036f5b" officeooo:paragraph-rsid="00036f5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6f5b" officeooo:paragraph-rsid="000c921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51f33" officeooo:paragraph-rsid="00051f3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1f33" officeooo:paragraph-rsid="0009e47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6029" officeooo:paragraph-rsid="0006602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6c280" officeooo:paragraph-rsid="0006c28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713c6" officeooo:paragraph-rsid="000713c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4d2d4" officeooo:paragraph-rsid="0008b4d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8b4d8" officeooo:paragraph-rsid="0008b4d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e472" officeooo:paragraph-rsid="0009e47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ade42" officeooo:paragraph-rsid="000ade4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c921d" officeooo:paragraph-rsid="000c921d" style:font-size-asian="10.5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066029"/>
    </style:style>
    <style:style style:name="T3" style:family="text">
      <style:text-properties officeooo:rsid="0006c280"/>
    </style:style>
    <style:style style:name="T4" style:family="text">
      <style:text-properties officeooo:rsid="000713c6"/>
    </style:style>
    <style:style style:name="T5" style:family="text">
      <style:text-properties officeooo:rsid="0008b4d8"/>
    </style:style>
    <style:style style:name="T6" style:family="text">
      <style:text-properties officeooo:rsid="0009e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<text:span text:style-name="T1">MongoDB queries</text:span></text:p>
      <text:p text:style-name="P4"/>
      <text:p text:style-name="P2">addweb@JPL-011:~$ sudo service mongodb start</text:p>
      <text:p text:style-name="P2">[sudo] password for addweb: </text:p>
      <text:p text:style-name="P2">addweb@JPL-011:~$ mongo</text:p>
      <text:p text:style-name="P2">MongoDB shell version v3.6.8</text:p>
      <text:p text:style-name="P2">connecting to: mongodb://127.0.0.1:27017</text:p>
      <text:p text:style-name="P2">Implicit session: session { "id" : UUID("ea68902f-f7b0-40b2-88a1-c5b429ee7737") }</text:p>
      <text:p text:style-name="P2">MongoDB server version: 3.6.8</text:p>
      <text:p text:style-name="P2">Server has startup warnings: </text:p>
      <text:p text:style-name="P2">20show collections</text:p>
      <text:p text:style-name="P2">accountants</text:p>
      <text:p text:style-name="P2">doctors</text:p>
      <text:p text:style-name="P2">engineers</text:p>
      <text:p text:style-name="P2">farmers</text:p>
      <text:p text:style-name="P2">fishers</text:p>
      <text:p text:style-name="P2">lawyers</text:p>
      <text:p text:style-name="P2">merchants</text:p>
      <text:p text:style-name="P2">scientists</text:p>
      <text:p text:style-name="P2">students</text:p>
      <text:p text:style-name="P2">teachers</text:p>
      <text:p text:style-name="P2">&gt; db.employee.insertMany([{'id':11,'name':'Mansi','mobile':9879898912,'dept':'silicon valley','salary':20000},{'id':12,'name':'Vansh','mobile':8272798912,'dept':'dynamite','salary':25000},{'id':13,'name':'Vanshika','mobile':7988898912,'dept':'silicon valley','salary':29000},{'id':14,'name':'Vinu','mobile':9888898912,'dept':'tokyo','salary':33000},{'id':15,'name':'Vinita','mobile':9555558912,'dept':'dynamite','salary':22000},{'id':16,'name':'Vinay','mobile':8999889912,'dept':'tokyo','salary':20500},{'id':17,'name':'Vinit','mobile':8779898912,'dept':'silicon valley','salary':20900},{'id':18,'name':'khushi','mobile':9898988812,'dept':'batch5','salary':2000},{'id':19,'name':'Tannu','mobile':7779898912,'dept':'silicon valley','salary':20080},{'id':20,'name':'Gudiya','mobile':8999898912,'dept':'batch5','salary':27000}])</text:p>
      <text:p text:style-name="P2">{</text:p>
      <text:p text:style-name="P2"><text:tab/>"acknowledged" : true,</text:p>
      <text:p text:style-name="P2"><text:tab/>"insertedIds" : [</text:p>
      <text:p text:style-name="P2"><text:tab/><text:tab/>ObjectId("61cc01f40c157367b21ec94e"),</text:p>
      <text:p text:style-name="P2"><text:tab/><text:tab/>ObjectId("61cc01f40c157367b21ec94f"),</text:p>
      <text:p text:style-name="P2"><text:tab/><text:tab/>ObjectId("61cc01f40c157367b21ec950"),</text:p>
      <text:p text:style-name="P2"><text:tab/><text:tab/>ObjectId("61cc01f40c157367b21ec951"),</text:p>
      <text:p text:style-name="P2"><text:tab/><text:tab/>ObjectId("61cc01f40c157367b21ec952"),</text:p>
      <text:p text:style-name="P2"><text:tab/><text:tab/>ObjectId("61cc01f40c157367b21ec953"),</text:p>
      <text:p text:style-name="P2"><text:tab/><text:tab/>ObjectId("61cc01f40c157367b21ec954"),</text:p>
      <text:p text:style-name="P2"><text:tab/><text:tab/>ObjectId("61cc01f40c157367b21ec955"),</text:p>
      <text:p text:style-name="P2"><text:tab/><text:tab/>ObjectId("61cc01f40c157367b21ec956"),</text:p>
      <text:p text:style-name="P2"><text:tab/><text:tab/>ObjectId("61cc01f40c157367b21ec957")</text:p>
      <text:p text:style-name="P2"><text:tab/>]</text:p>
      <text:p text:style-name="P2">}</text:p>
      <text:p text:style-name="P2"><text:s text:c="75"/>1 </text:p>
      <text:p text:style-name="P2">2 DISPLAY THE DETAILS OF ALL EMPLOYEES.</text:p>
      <text:p text:style-name="P2">&gt; db.employee.find()</text:p>
      <text:p text:style-name="P2">{ "_id" : ObjectId("61cc01f40c157367b21ec94e"), "id" : 11, "name" : "Mansi", "mobile" : 9879898912, "dept" : "silicon valley", "salary" : 20000 }</text:p>
      <text:p text:style-name="P2"><text:soft-page-break/>{ "_id" : ObjectId("61cc01f40c157367b21ec94f"), "id" : 12, "name" : "Vansh", "mobile" : 8272798912, "dept" : "dynamite", "salary" : 25000 }</text:p>
      <text:p text:style-name="P2">{ "_id" : ObjectId("61cc01f40c157367b21ec950"), "id" : 13, "name" : "Vanshika", "mobile" : 7988898912, "dept" : "silicon valley", "salary" : 29000 }</text:p>
      <text:p text:style-name="P2">{ "_id" : ObjectId("61cc01f40c157367b21ec951"), "id" : 14, "name" : "Vinu", "mobile" : 9888898912, "dept" : "tokyo", "salary" : 33000 }</text:p>
      <text:p text:style-name="P2">{ "_id" : ObjectId("61cc01f40c157367b21ec952"), "id" : 15, "name" : "Vinita", "mobile" : 9555558912, "dept" : "dynamite", "salary" : 22000 }</text:p>
      <text:p text:style-name="P2">{ "_id" : ObjectId("61cc01f40c157367b21ec953"), "id" : 16, "name" : "Vinay", "mobile" : 8999889912, "dept" : "tokyo", "salary" : 20500 }</text:p>
      <text:p text:style-name="P2">{ "_id" : ObjectId("61cc01f40c157367b21ec954"), "id" : 17, "name" : "Vinit", "mobile" : 8779898912, "dept" : "silicon valley", "salary" : 20900 }</text:p>
      <text:p text:style-name="P2">{ "_id" : ObjectId("61cc01f40c157367b21ec955"), "id" : 18, "name" : "khushi", "mobile" : 9898988812, "dept" : "batch5", "salary" : 2000 }</text:p>
      <text:p text:style-name="P2">{ "_id" : ObjectId("61cc01f40c157367b21ec956"), "id" : 19, "name" : "Tannu", "mobile" : 7779898912, "dept" : "silicon valley", "salary" : 20080 }</text:p>
      <text:p text:style-name="P2">{ "_id" : ObjectId("61cc01f40c157367b21ec957"), "id" : 20, "name" : "Gudiya", "mobile" : 8999898912, "dept" : "batch5", "salary" : 27000 }</text:p>
      <text:p text:style-name="P2"/>
      <text:p text:style-name="P2"/>
      <text:p text:style-name="P2"/>
      <text:p text:style-name="P6"><text:s text:c="75"/><text:span text:style-name="T2">2</text:span>.</text:p>
      <text:p text:style-name="P9">1.DISPLAY THE DEPT INFORMATION</text:p>
      <text:p text:style-name="P2">&gt; db.employee.find({},{dept:1, _id:0})</text:p>
      <text:p text:style-name="P2">{ "dept" : "silicon valley" }</text:p>
      <text:p text:style-name="P2">{ "dept" : "dynamite" }</text:p>
      <text:p text:style-name="P2">{ "dept" : "silicon valley" }</text:p>
      <text:p text:style-name="P2">{ "dept" : "tokyo" }</text:p>
      <text:p text:style-name="P2">{ "dept" : "dynamite" }</text:p>
      <text:p text:style-name="P2">{ "dept" : "tokyo" }</text:p>
      <text:p text:style-name="P2">{ "dept" : "silicon valley" }</text:p>
      <text:p text:style-name="P2">{ "dept" : "batch5" }</text:p>
      <text:p text:style-name="P2">{ "dept" : "silicon valley" }</text:p>
      <text:p text:style-name="P2">{ "dept" : "batch5" }</text:p>
      <text:p text:style-name="P2"/>
      <text:p text:style-name="P2"/>
      <text:p text:style-name="P6"><text:s text:c="75"/><text:span text:style-name="T2">3</text:span>.</text:p>
      <text:p text:style-name="P9">3.DISPLAY THE NAME AND JOB FOR ALL EMPLOYEES.</text:p>
      <text:p text:style-name="P2">&gt; db.employee.find({},{name:1,dept:1, _id:0})</text:p>
      <text:p text:style-name="P2">{ "name" : "Mansi", "dept" : "silicon valley" }</text:p>
      <text:p text:style-name="P2">{ "name" : "Vansh", "dept" : "dynamite" }</text:p>
      <text:p text:style-name="P2">{ "name" : "Vanshika", "dept" : "silicon valley" }</text:p>
      <text:p text:style-name="P2">{ "name" : "Vinu", "dept" : "tokyo" }</text:p>
      <text:p text:style-name="P2">{ "name" : "Vinita", "dept" : "dynamite" }</text:p>
      <text:p text:style-name="P2">{ "name" : "Vinay", "dept" : "tokyo" }</text:p>
      <text:p text:style-name="P2">{ "name" : "Vinit", "dept" : "silicon valley" }</text:p>
      <text:p text:style-name="P2">{ "name" : "khushi", "dept" : "batch5" }</text:p>
      <text:p text:style-name="P2">{ "name" : "Tannu", "dept" : "silicon valley" }</text:p>
      <text:p text:style-name="P2">{ "name" : "Gudiya", "dept" : "batch5" }</text:p>
      <text:p text:style-name="P2"/>
      <text:p text:style-name="P6"><text:s text:c="75"/><text:span text:style-name="T2">4</text:span>.</text:p>
      <text:p text:style-name="P9">4.DISPLAY NAME AND SALARY FOR ALL EMPLOYEES</text:p>
      <text:p text:style-name="P2"><text:soft-page-break/>&gt; db.employee.find({},{name:1,salary:1, _id:0})</text:p>
      <text:p text:style-name="P2">{ "name" : "Mansi", "salary" : 20000 }</text:p>
      <text:p text:style-name="P2">{ "name" : "Vansh", "salary" : 25000 }</text:p>
      <text:p text:style-name="P2">{ "name" : "Vanshika", "salary" : 29000 }</text:p>
      <text:p text:style-name="P2">{ "name" : "Vinu", "salary" : 33000 }</text:p>
      <text:p text:style-name="P2">{ "name" : "Vinita", "salary" : 22000 }</text:p>
      <text:p text:style-name="P2">{ "name" : "Vinay", "salary" : 20500 }</text:p>
      <text:p text:style-name="P2">{ "name" : "Vinit", "salary" : 20900 }</text:p>
      <text:p text:style-name="P2">{ "name" : "khushi", "salary" : 2000 }</text:p>
      <text:p text:style-name="P2">{ "name" : "Tannu", "salary" : 20080 }</text:p>
      <text:p text:style-name="P2">{ "name" : "Gudiya", "salary" : 27000 }</text:p>
      <text:p text:style-name="P2"/>
      <text:p text:style-name="P6"><text:s text:c="75"/><text:span text:style-name="T3">5</text:span>.</text:p>
      <text:p text:style-name="P2"><text:span text:style-name="T3">7 </text:span>DISPLAY THE NAMES OF ALL EMPLOYEES WHO ARE WORKING IN DEPARTMENT</text:p>
      <text:p text:style-name="P10">silicon valley</text:p>
      <text:p text:style-name="P2">&gt; db.employee.find({dept:'silicon valley'},{name:1, _id:0})</text:p>
      <text:p text:style-name="P2">{ "name" : "Mansi" }</text:p>
      <text:p text:style-name="P2">{ "name" : "Vanshika" }</text:p>
      <text:p text:style-name="P2">{ "name" : "Vinit" }</text:p>
      <text:p text:style-name="P2">{ "name" : "Tannu" }</text:p>
      <text:p text:style-name="P2"/>
      <text:p text:style-name="P6"><text:s text:c="75"/><text:span text:style-name="T3">6</text:span>.</text:p>
      <text:p text:style-name="P2"><text:span text:style-name="T3">8 </text:span>DISPLAY THE NAMES OF ALL EMPLOYEES WORKING AS CLERKS AND DRAWING</text:p>
      <text:p text:style-name="P2">A SALARYMORE THAN 3000.</text:p>
      <text:p text:style-name="P2">&gt; db.employee.find({dept:'silicon valley', salary: { $gt: 20000 } },{name:1, _id:0})</text:p>
      <text:p text:style-name="P2">{ "name" : "Vanshika" }</text:p>
      <text:p text:style-name="P2">{ "name" : "Vinit" }</text:p>
      <text:p text:style-name="P2">{ "name" : "Tannu" }</text:p>
      <text:p text:style-name="P2"/>
      <text:p text:style-name="P6"><text:s text:c="75"/><text:span text:style-name="T3">7</text:span>.</text:p>
      <text:p text:style-name="P2"><text:span text:style-name="T3">9 </text:span>DISPLAY EMPLOYEE NUMBER AND NAMES FOR EMPLOYEES WHO EARN</text:p>
      <text:p text:style-name="P2">COMMISSION.</text:p>
      <text:p text:style-name="P2">&gt; db.employee.find({dept:'tokyo'},{id:1,name:1, _id:0})</text:p>
      <text:p text:style-name="P2">{ "id" : 14, "name" : "Vinu" }</text:p>
      <text:p text:style-name="P2">{ "id" : 16, "name" : "Vinay" }</text:p>
      <text:p text:style-name="P2"/>
      <text:p text:style-name="P6"><text:s text:c="75"/><text:span text:style-name="T3">8</text:span>.</text:p>
      <text:p text:style-name="P10">10 DISPLAY NAMES OF EMPLOYEES WHO DO NOT EARN ANY COMMISSION</text:p>
      <text:p text:style-name="P2">&gt; db.employee.find({dept: { $ne:'tokyo'} },{name:1,_id:0})</text:p>
      <text:p text:style-name="P2">{ "name" : "Mansi" }</text:p>
      <text:p text:style-name="P2">{ "name" : "Vansh" }</text:p>
      <text:p text:style-name="P2">{ "name" : "Vanshika" }</text:p>
      <text:p text:style-name="P2">{ "name" : "Vinita" }</text:p>
      <text:p text:style-name="P2">{ "name" : "Vinit" }</text:p>
      <text:p text:style-name="P2">{ "name" : "khushi" }</text:p>
      <text:p text:style-name="P2">{ "name" : "Tannu" }</text:p>
      <text:p text:style-name="P2">{ "name" : "Gudiya" }</text:p>
      <text:p text:style-name="P2"/>
      <text:p text:style-name="P6"><text:s text:c="75"/><text:span text:style-name="T3">9</text:span>.</text:p>
      <text:p text:style-name="P2"><text:span text:style-name="T4">11.</text:span>DISPLAY THE NAMES OF EMPLOYEES WHO ARE WORKING AS CLERK,</text:p>
      <text:p text:style-name="P2">SALESMAN OR ANALYSTAND DRAWING A SALARY MORE THAN 3000</text:p>
      <text:p text:style-name="P2">&gt; db.employee.find({dept:{ $in:['batch5','silicon valley'] },salary:{ $gt: 20000 } },{name:1,_id:0})</text:p>
      <text:p text:style-name="P2"><text:soft-page-break/>{ "name" : "Vanshika" }</text:p>
      <text:p text:style-name="P2">{ "name" : "Vinit" }</text:p>
      <text:p text:style-name="P2">{ "name" : "Tannu" }</text:p>
      <text:p text:style-name="P2">{ "name" : "Gudiya" }</text:p>
      <text:p text:style-name="P2"/>
      <text:p text:style-name="P2"><text:s text:c="73"/>1<text:span text:style-name="T4">0</text:span>.</text:p>
      <text:p text:style-name="P2"/>
      <text:p text:style-name="P2"><text:span text:style-name="T4">13. </text:span>DISPLAY THE LIST OF EMPLOYEES WHO HAVE JOINED THE COMPANY BEFORE</text:p>
      <text:p text:style-name="P2">30 TH JUNE 90OR AFTER 31 ST DEC 90</text:p>
      <text:p text:style-name="P2">&gt; db.employee.find({$and:[{id: {$gte:12}},{id:{$lte:18}}]},{id:1,name:1,dept:1,salary:1,_id:0})</text:p>
      <text:p text:style-name="P2">{ "id" : 12, "name" : "Vansh", "dept" : "dynamite", "salary" : 25000 }</text:p>
      <text:p text:style-name="P2">{ "id" : 13, "name" : "Vanshika", "dept" : "silicon valley", "salary" : 29000 }</text:p>
      <text:p text:style-name="P2">{ "id" : 14, "name" : "Vinu", "dept" : "tokyo", "salary" : 33000 }</text:p>
      <text:p text:style-name="P2">{ "id" : 15, "name" : "Vinita", "dept" : "dynamite", "salary" : 22000 }</text:p>
      <text:p text:style-name="P2">{ "id" : 16, "name" : "Vinay", "dept" : "tokyo", "salary" : 20500 }</text:p>
      <text:p text:style-name="P2">{ "id" : 17, "name" : "Vinit", "dept" : "silicon valley", "salary" : 20900 }</text:p>
      <text:p text:style-name="P2">{ "id" : 18, "name" : "khushi", "dept" : "batch5", "salary" : 2000 }</text:p>
      <text:p text:style-name="P2"/>
      <text:p text:style-name="P2"><text:s text:c="73"/>1<text:span text:style-name="T4">1</text:span>.</text:p>
      <text:p text:style-name="P2">14</text:p>
      <text:p text:style-name="P2">DISPLAY CURRENT DATE</text:p>
      <text:p text:style-name="P2">&gt; Date()</text:p>
      <text:p text:style-name="P2">Wed Dec 29 2021 13:57:39 GMT+0530 (IST)</text:p>
      <text:p text:style-name="P2"/>
      <text:p text:style-name="P2"><text:s text:c="73"/>1<text:span text:style-name="T4">2</text:span></text:p>
      <text:p text:style-name="P11">18 DISPLAY THE NAMES OF EMPLOYEES WORKING IN DEPARTMENT NUMBER 10</text:p>
      <text:p text:style-name="P11">OR 20 OR 40 OR EMPLOYEES WORKING AS CLERKS, SALESMAN OR ANALYST.</text:p>
      <text:p text:style-name="P2">&gt; db.employee.find({$or:[{salary: {$in:[2000,20000]}},{dept:{$in:['batch5','silicon vally']}}]},{id:1,name:1,dept:1,salary:1,_id:0})</text:p>
      <text:p text:style-name="P2">{ "id" : 11, "name" : "Mansi", "dept" : "silicon valley", "salary" : 20000 }</text:p>
      <text:p text:style-name="P2">{ "id" : 18, "name" : "khushi", "dept" : "batch5", "salary" : 2000 }</text:p>
      <text:p text:style-name="P2">{ "id" : 20, "name" : "Gudiya", "dept" : "batch5", "salary" : 27000 }</text:p>
      <text:p text:style-name="P2"/>
      <text:p text:style-name="P2"/>
      <text:p text:style-name="P2"><text:s text:c="72"/>1<text:span text:style-name="T4">3</text:span>.</text:p>
      <text:p text:style-name="P2"><text:span text:style-name="T4">19 </text:span>DISPLAY THE NAMES OF EMPLOYEES WHOSE NAME STARTS WITH ALPHABET</text:p>
      <text:p text:style-name="P2">S.</text:p>
      <text:p text:style-name="P2">&gt; db.employee.find({name:{$regex: /^M/ }},{name:1,_id:0}).pretty()</text:p>
      <text:p text:style-name="P2">{ "name" : "Mansi" }</text:p>
      <text:p text:style-name="P2"/>
      <text:p text:style-name="P2"><text:s text:c="73"/>1<text:span text:style-name="T4">4</text:span>.</text:p>
      <text:p text:style-name="P11">20.DISPLAY EMPLOYEE NAMES FOR EMPLOYEES WHOSE NAME ENDS WITH</text:p>
      <text:p text:style-name="P11">ALPHABET.</text:p>
      <text:p text:style-name="P2">&gt; db.employee.find({name:{$regex: /^V/ }},{name:1,_id:0}).pretty()</text:p>
      <text:p text:style-name="P2">{ "name" : "Vansh" }</text:p>
      <text:p text:style-name="P2">{ "name" : "Vanshika" }</text:p>
      <text:p text:style-name="P2">{ "name" : "Vinu" }</text:p>
      <text:p text:style-name="P2">{ "name" : "Vinita" }</text:p>
      <text:p text:style-name="P2">{ "name" : "Vinay" }</text:p>
      <text:p text:style-name="P2">{ "name" : "Vinit" }</text:p>
      <text:p text:style-name="P2"/>
      <text:p text:style-name="P2"><text:s text:c="72"/>1<text:span text:style-name="T4">5</text:span>.</text:p>
      <text:p text:style-name="P11"><text:soft-page-break/>21 DISPLAY THE NAMES OF EMPLOYEES WHOSE NAMES HAVE SECOND</text:p>
      <text:p text:style-name="P11">ALPHABET A IN THEIR NAMES.</text:p>
      <text:p text:style-name="P2">&gt; db.employee.find({name:{$regex: /a$/ }},{name:1,_id:0}).pretty()</text:p>
      <text:p text:style-name="P2">{ "name" : "Vanshika" }</text:p>
      <text:p text:style-name="P2">{ "name" : "Vinita" }</text:p>
      <text:p text:style-name="P2">{ "name" : "Gudiya" }</text:p>
      <text:p text:style-name="P2"/>
      <text:p text:style-name="P2"><text:s text:c="72"/>1<text:span text:style-name="T4">6</text:span>.</text:p>
      <text:p text:style-name="P11">24 DISPLAY THE NAMES OF EMPLOYEES WHO ARE NOT WORKING AS SALESMAN</text:p>
      <text:p text:style-name="P11">OR CLERK OR ANALYST</text:p>
      <text:p text:style-name="P2">&gt; db.employee.find({dept:{ $nin:['silicon valley', 'batch5']}},{id:1,name:1,dept:1,salary:1,_id:0})</text:p>
      <text:p text:style-name="P2">{ "id" : 12, "name" : "Vansh", "dept" : "dynamite", "salary" : 25000 }</text:p>
      <text:p text:style-name="P2">{ "id" : 14, "name" : "Vinu", "dept" : "tokyo", "salary" : 33000 }</text:p>
      <text:p text:style-name="P2">{ "id" : 15, "name" : "Vinita", "dept" : "dynamite", "salary" : 22000 }</text:p>
      <text:p text:style-name="P2">{ "id" : 16, "name" : "Vinay", "dept" : "tokyo", "salary" : 20500 }</text:p>
      <text:p text:style-name="P2"/>
      <text:p text:style-name="P2"><text:s text:c="71"/>1<text:span text:style-name="T4">7</text:span></text:p>
      <text:p text:style-name="P11">23 DISPLAY THE NAMES OF EMPLOYEES WHO ARE NOT WORKING AS MANAGERS</text:p>
      <text:p text:style-name="P2">&gt; db.employee.find({dept:{ $ne:'silicon valley'}},{id:1,name:1,dept:1,salary:1,_id:0}).pretty()</text:p>
      <text:p text:style-name="P2">{ "id" : 12, "name" : "Vansh", "dept" : "dynamite", "salary" : 25000 }</text:p>
      <text:p text:style-name="P2">{ "id" : 14, "name" : "Vinu", "dept" : "tokyo", "salary" : 33000 }</text:p>
      <text:p text:style-name="P2">{ "id" : 15, "name" : "Vinita", "dept" : "dynamite", "salary" : 22000 }</text:p>
      <text:p text:style-name="P2">{ "id" : 16, "name" : "Vinay", "dept" : "tokyo", "salary" : 20500 }</text:p>
      <text:p text:style-name="P2">{ "id" : 18, "name" : "khushi", "dept" : "batch5", "salary" : 2000 }</text:p>
      <text:p text:style-name="P2">{ "id" : 20, "name" : "Gudiya", "dept" : "batch5", "salary" : 27000 }</text:p>
      <text:p text:style-name="P2"/>
      <text:p text:style-name="P11"><text:s text:c="70"/>18</text:p>
      <text:p text:style-name="P2">&gt; db.employee.find({name:{$regex: /^.a/ }},{name:1,_id:0}).pretty()</text:p>
      <text:p text:style-name="P2">{ "name" : "Mansi" }</text:p>
      <text:p text:style-name="P2">{ "name" : "Vansh" }</text:p>
      <text:p text:style-name="P2">{ "name" : "Vanshika" }</text:p>
      <text:p text:style-name="P2">{ "name" : "Tannu" }</text:p>
      <text:p text:style-name="P2"/>
      <text:p text:style-name="P2"><text:span text:style-name="T4"><text:s text:c="69"/>19</text:span></text:p>
      <text:p text:style-name="P11">26 DISPLAY THE TOTAL NUMBER OF EMPLOYEES WORKING IN THE COMPANY</text:p>
      <text:p text:style-name="P2">&gt; db.employee.aggregate({$group: { _id: null, count: { $sum: 1 } } }, { $project: { _id:0}})</text:p>
      <text:p text:style-name="P2">{ "count" : 10 }</text:p>
      <text:p text:style-name="P2">&gt; db.employee.aggregate({$count : 'total'})</text:p>
      <text:p text:style-name="P2">{ "total" : 10 }</text:p>
      <text:p text:style-name="P2"/>
      <text:p text:style-name="P2"/>
      <text:p text:style-name="P2"/>
      <text:p text:style-name="P2"><text:s text:c="69"/>2<text:span text:style-name="T4">0</text:span>.</text:p>
      <text:p text:style-name="P11">27 DISPLAY THE TOTAL SALARY BEING PAID TO ALL EMPLOYEES</text:p>
      <text:p text:style-name="P2">&gt; db.employee.aggregate({$group: { _id: null, salarySum: { $sum: "$salary" } } }, { $project: { _id:0}})</text:p>
      <text:p text:style-name="P2">{ "salarySum" : 219480 }</text:p>
      <text:p text:style-name="P2"/>
      <text:p text:style-name="P2"><text:s text:c="70"/>2<text:span text:style-name="T4">1</text:span>.</text:p>
      <text:p text:style-name="P2"><text:span text:style-name="T5">28 </text:span>DISPLAY THE MAXIMUM SALARY FROM EMP TABLE</text:p>
      <text:p text:style-name="P2">&gt; db.employee.aggregate({$group: { _id: null, maximumSalary: { $max: "$salary" } } }, { $project: { _id:0}})</text:p>
      <text:p text:style-name="P2"><text:soft-page-break/>{ "maximumSalary" : 33000 }</text:p>
      <text:p text:style-name="P2"/>
      <text:p text:style-name="P2"><text:s text:c="67"/>2<text:span text:style-name="T5">2</text:span>.</text:p>
      <text:p text:style-name="P13">29 DISPLAY THE MINIMUM SALARY FROM EMP TABLE</text:p>
      <text:p text:style-name="P2">&gt; db.employee.aggregate({$group: { _id: null, maximumSalary: { $min: "$salary" } } }, { $project: { _id:0}})</text:p>
      <text:p text:style-name="P2">{ "maximumSalary" : 2000 }</text:p>
      <text:p text:style-name="P2"/>
      <text:p text:style-name="P3"><text:s text:c="66"/>2<text:span text:style-name="T5">3</text:span>.</text:p>
      <text:p text:style-name="P13">30 DISPLAY THE AVERAGE SALARY FROM EMP TABLE</text:p>
      <text:p text:style-name="P2">&gt; db.employee.aggregate({$group: { _id: null, maximumSalary: { $avg: "$salary" } } }, { $project: { _id:0}})</text:p>
      <text:p text:style-name="P2">{ "maximumSalary" : 21948 }</text:p>
      <text:p text:style-name="P2"/>
      <text:p text:style-name="P3"><text:s text:c="65"/>2<text:span text:style-name="T5">4</text:span></text:p>
      <text:p text:style-name="P13"/>
      <text:p text:style-name="P2">&gt; db.employee.aggregate({ $match: { dept: "silicon valley" } },{$group: { _id: null, maximumSalaryInSiliconValley: { $avg: "$salary" } } }, { $project: { _id:0}})</text:p>
      <text:p text:style-name="P2">{ "maximumSalaryInSiliconValley" : 22495 } </text:p>
      <text:p text:style-name="P2"/>
      <text:p text:style-name="P3"><text:s text:c="64"/>2<text:span text:style-name="T5">5</text:span>.</text:p>
      <text:p text:style-name="P13">31 DISPLAY THE MAXIMUM SALARY BEING PAID TO CLERK</text:p>
      <text:p text:style-name="P2">&gt; db.employee.aggregate({ $match: { dept: "silicon valley" } },{$group: { _id: null, maximumSalaryInSiliconValley: { $max: "$salary" } } }, { $project: { _id:0}})</text:p>
      <text:p text:style-name="P2">{ "maximumSalaryInSiliconValley" : 29000 }</text:p>
      <text:p text:style-name="P2"/>
      <text:p text:style-name="P12"><text:s text:c="63"/>2<text:span text:style-name="T5">6</text:span>.</text:p>
      <text:p text:style-name="P2"><text:span text:style-name="T5">33.</text:span>DISPLAY THE MIN SAL BEING PAID TO ANY SALESMAN</text:p>
      <text:p text:style-name="P2">&gt; db.employee.aggregate({ $match: { dept: "silicon valley" } },{$group: { _id: null, minimumSalaryInSiliconValley: { $min: "$salary" } } }, { $project: { _id:0}})</text:p>
      <text:p text:style-name="P2">{ "minimumSalaryInSiliconValley" : 20000 }</text:p>
      <text:p text:style-name="P2"/>
      <text:p text:style-name="P12"><text:s text:c="62"/>2<text:span text:style-name="T5">7</text:span>.</text:p>
      <text:p text:style-name="P13">34 DISPLAY THE AVERAGE SALARY DRAWN BY MANAGERS</text:p>
      <text:p text:style-name="P2">&gt; db.employee.aggregate({ $match: { dept: "silicon valley" } },{$group: { _id: null, avgSalaryInSiliconValley: { $avg: "$salary" } } }, { $project: { _id:0}})</text:p>
      <text:p text:style-name="P2">{ "avgSalaryInSiliconValley" : 22495 }</text:p>
      <text:p text:style-name="P2"/>
      <text:p text:style-name="P12"><text:s text:c="62"/><text:span text:style-name="T5">28</text:span>.</text:p>
      <text:p text:style-name="P13">35 DISPLAY THE TOTAL SALARY DRAWN BY ANALYST WORKING IN DEPT NO 40</text:p>
      <text:p text:style-name="P2">&gt; db.employee.aggregate({ $match: { dept: "silicon valley" } },{$group: { _id: null, TotalSalarySiliconValley: { $sum: "$salary" } } }, { $project: { _id:0}})</text:p>
      <text:p text:style-name="P2">{ "TotalSalarySiliconValley" : 89980 }</text:p>
      <text:p text:style-name="P2"/>
      <text:p text:style-name="P12"><text:s text:c="62"/><text:span text:style-name="T5">29</text:span>.</text:p>
      <text:p text:style-name="P2"><text:span text:style-name="T5">36 </text:span>DISPLAY THE NAMES OF EMPLOYEES IN ORDER OF SALARY I.E. THE NAME OF</text:p>
      <text:p text:style-name="P2">THE EMPLOYEE EARNING LOWEST SALARY SHOULD APPEAR FIRST</text:p>
      <text:p text:style-name="P2">&gt; db.employee.find({},{name:1,_id:0}).sort({'salary':1})</text:p>
      <text:p text:style-name="P2">{ "name" : "khushi" }</text:p>
      <text:p text:style-name="P2">{ "name" : "Mansi" }</text:p>
      <text:p text:style-name="P2">{ "name" : "Tannu" }</text:p>
      <text:p text:style-name="P2">{ "name" : "Vinay" }</text:p>
      <text:p text:style-name="P2"><text:soft-page-break/>{ "name" : "Vinit" }</text:p>
      <text:p text:style-name="P2">{ "name" : "Vinita" }</text:p>
      <text:p text:style-name="P2">{ "name" : "Vansh" }</text:p>
      <text:p text:style-name="P2">{ "name" : "Gudiya" }</text:p>
      <text:p text:style-name="P2">{ "name" : "Vanshika" }</text:p>
      <text:p text:style-name="P2">{ "name" : "Vinu" }</text:p>
      <text:p text:style-name="P2"/>
      <text:p text:style-name="P12"><text:s text:c="62"/>3<text:span text:style-name="T5">0</text:span>.</text:p>
      <text:p text:style-name="P2">&gt; db.employee.find({},{name:1,salary:1,_id:0}).sort({'salary':1})</text:p>
      <text:p text:style-name="P2">{ "name" : "khushi", "salary" : 2000 }</text:p>
      <text:p text:style-name="P2">{ "name" : "Mansi", "salary" : 20000 }</text:p>
      <text:p text:style-name="P2">{ "name" : "Tannu", "salary" : 20080 }</text:p>
      <text:p text:style-name="P2">{ "name" : "Vinay", "salary" : 20500 }</text:p>
      <text:p text:style-name="P2">{ "name" : "Vinit", "salary" : 20900 }</text:p>
      <text:p text:style-name="P2">{ "name" : "Vinita", "salary" : 22000 }</text:p>
      <text:p text:style-name="P2">{ "name" : "Vansh", "salary" : 25000 }</text:p>
      <text:p text:style-name="P2">{ "name" : "Gudiya", "salary" : 27000 }</text:p>
      <text:p text:style-name="P2">{ "name" : "Vanshika", "salary" : 29000 }</text:p>
      <text:p text:style-name="P2">{ "name" : "Vinu", "salary" : 33000 }</text:p>
      <text:p text:style-name="P2"/>
      <text:p text:style-name="P12"><text:s text:c="62"/>3<text:span text:style-name="T5">1</text:span>.</text:p>
      <text:p text:style-name="P13">37 DISPLAY THE NAMES OF EMPLOYEES IN DESCENDING ORDER OF SALARY</text:p>
      <text:p text:style-name="P2">&gt; db.employee.find({},{name:1,salary:1,_id:0}).sort({'salary':-1})</text:p>
      <text:p text:style-name="P2">{ "name" : "Vinu", "salary" : 33000 }</text:p>
      <text:p text:style-name="P2">{ "name" : "Vanshika", "salary" : 29000 }</text:p>
      <text:p text:style-name="P2">{ "name" : "Gudiya", "salary" : 27000 }</text:p>
      <text:p text:style-name="P2">{ "name" : "Vansh", "salary" : 25000 }</text:p>
      <text:p text:style-name="P2">{ "name" : "Vinita", "salary" : 22000 }</text:p>
      <text:p text:style-name="P2">{ "name" : "Vinit", "salary" : 20900 }</text:p>
      <text:p text:style-name="P2">{ "name" : "Vinay", "salary" : 20500 }</text:p>
      <text:p text:style-name="P2">{ "name" : "Tannu", "salary" : 20080 }</text:p>
      <text:p text:style-name="P2">{ "name" : "Mansi", "salary" : 20000 }</text:p>
      <text:p text:style-name="P2">{ "name" : "khushi", "salary" : 2000 }</text:p>
      <text:p text:style-name="P3"/>
      <text:p text:style-name="P3"/>
      <text:p text:style-name="P12"><text:s text:c="62"/>3<text:span text:style-name="T5">2</text:span>.</text:p>
      <text:p text:style-name="P2"><text:span text:style-name="T6">38 </text:span>DISPLAY THE DETAILS FROM EMP TABLE IN ORDER OF EMP NAME</text:p>
      <text:p text:style-name="P2">&gt; db.employee.find({},{_id:0}).sort({'name':1})</text:p>
      <text:p text:style-name="P2">{ "id" : 20, "name" : "Gudiya", "mobile" : 8999898912, "dept" : "batch5", "salary" : 27000 }</text:p>
      <text:p text:style-name="P2">{ "id" : 11, "name" : "Mansi", "mobile" : 9879898912, "dept" : "silicon valley", "salary" : 20000 }</text:p>
      <text:p text:style-name="P2">{ "id" : 19, "name" : "Tannu", "mobile" : 7779898912, "dept" : "silicon valley", "salary" : 20080 }</text:p>
      <text:p text:style-name="P2">{ "id" : 12, "name" : "Vansh", "mobile" : 8272798912, "dept" : "dynamite", "salary" : 25000 }</text:p>
      <text:p text:style-name="P2">{ "id" : 13, "name" : "Vanshika", "mobile" : 7988898912, "dept" : "silicon valley", "salary" : 29000 }</text:p>
      <text:p text:style-name="P2">{ "id" : 16, "name" : "Vinay", "mobile" : 8999889912, "dept" : "tokyo", "salary" : 20500 }</text:p>
      <text:p text:style-name="P2">{ "id" : 17, "name" : "Vinit", "mobile" : 8779898912, "dept" : "silicon valley", "salary" : 20900 }</text:p>
      <text:p text:style-name="P2">{ "id" : 15, "name" : "Vinita", "mobile" : 9555558912, "dept" : "dynamite", "salary" : 22000 }</text:p>
      <text:p text:style-name="P2">{ "id" : 14, "name" : "Vinu", "mobile" : 9888898912, "dept" : "tokyo", "salary" : 33000 }</text:p>
      <text:p text:style-name="P2">{ "id" : 18, "name" : "khushi", "mobile" : 9898988812, "dept" : "batch5", "salary" : 2000 }</text:p>
      <text:p text:style-name="P2">&gt; </text:p>
      <text:p text:style-name="P2"/>
      <text:p text:style-name="P12"><text:s text:c="62"/><text:span text:style-name="T5">33</text:span></text:p>
      <text:p text:style-name="P7"><text:soft-page-break/><text:span text:style-name="T6">42</text:span>. DISPLAY DEPT NUMBERS AND TOTAL NUMBER OF EMPLOYEES WITHIN EACH</text:p>
      <text:p text:style-name="P7">GROUP</text:p>
      <text:p text:style-name="P7">&gt; db.employee.aggregate([{$group: {_id:"$dept", totalEmployee:{$sum:1}}}])</text:p>
      <text:p text:style-name="P7">{ "_id" : "batch5", "totalEmployee" : 2 }</text:p>
      <text:p text:style-name="P7">{ "_id" : "dynamite", "totalEmployee" : 2 }</text:p>
      <text:p text:style-name="P7">{ "_id" : "tokyo", "totalEmployee" : 2 }</text:p>
      <text:p text:style-name="P7">{ "_id" : "silicon valley", "totalEmployee" : 4 }</text:p>
      <text:p text:style-name="P7"/>
      <text:p text:style-name="P12"><text:s text:c="62"/><text:span text:style-name="T5">34</text:span></text:p>
      <text:p text:style-name="P7">44. <text:s/>DISPLAY DEPARTMENT NUMBERS AND TOTAL SALARY FOR EACH</text:p>
      <text:p text:style-name="P7">DEPARTMENT</text:p>
      <text:p text:style-name="P7">&gt; db.employee.aggregate([{$group: {_id:"$dept", totalSalary:{$sum:'$salary'}}}])</text:p>
      <text:p text:style-name="P7">{ "_id" : "batch5", "totalSalary" : 29000 }</text:p>
      <text:p text:style-name="P7">{ "_id" : "dynamite", "totalSalary" : 47000 }</text:p>
      <text:p text:style-name="P7">{ "_id" : "tokyo", "totalSalary" : 53500 }</text:p>
      <text:p text:style-name="P7">{ "_id" : "silicon valley", "totalSalary" : 89980 }</text:p>
      <text:p text:style-name="P7"/>
      <text:p text:style-name="P8"><text:s text:c="2"/></text:p>
      <text:p text:style-name="P8"><text:s text:c="60"/><text:span text:style-name="T6">35</text:span></text:p>
      <text:p text:style-name="P14">45 DISPLAY DEPARTMENT NUMBERS AND MAXIMUM SALARY FOR EACH</text:p>
      <text:p text:style-name="P14">DEPARTMENT</text:p>
      <text:p text:style-name="P14">&gt; db.employee.aggregate([{$group: {_id:"$dept", maxSalary:{$max:'$salary'}}}])</text:p>
      <text:p text:style-name="P14">{ "_id" : "batch5", "maxSalary" : 27000 }</text:p>
      <text:p text:style-name="P14">{ "_id" : "dynamite", "maxSalary" : 25000 }</text:p>
      <text:p text:style-name="P14">{ "_id" : "tokyo", "maxSalary" : 33000 }</text:p>
      <text:p text:style-name="P14">{ "_id" : "silicon valley", "maxSalary" : 29000 }</text:p>
      <text:p text:style-name="P14"/>
      <text:p text:style-name="P8"><text:s text:c="61"/><text:span text:style-name="T6">36</text:span></text:p>
      <text:p text:style-name="P14">47 DISPLAY EACH JOB ALONG WITH MINIMUM SAL BEING PAID IN EACH JOB</text:p>
      <text:p text:style-name="P14">GROUP</text:p>
      <text:p text:style-name="P14">db.employee.aggregate([{$group: {_id:"$dept", minSalary:{$min:'$salary'}}}])</text:p>
      <text:p text:style-name="P14">{ "_id" : "batch5", "minSalary" : 2000 }</text:p>
      <text:p text:style-name="P14">{ "_id" : "dynamite", "minSalary" : 22000 }</text:p>
      <text:p text:style-name="P14">{ "_id" : "tokyo", "minSalary" : 20500 }</text:p>
      <text:p text:style-name="P14">{ "_id" : "silicon valley", "minSalary" : 20000 }</text:p>
      <text:p text:style-name="P14"/>
      <text:p text:style-name="P8"><text:s text:c="61"/><text:span text:style-name="T6">37</text:span></text:p>
      <text:p text:style-name="P14">49 DISPLAY THE VARIOUS JOBS ALONG WITH TOTAL SAL FOR EACH OF THE JOBS</text:p>
      <text:p text:style-name="P14">WHERE TOTAL SALIS GREATER THAN 40000</text:p>
      <text:p text:style-name="P14">&gt; db.employee.aggregate([{$group: {_id:"$dept", totalSalary:{$sum:'$salary'}}},{$match:{totalSalary:{$gt:50000}}}])</text:p>
      <text:p text:style-name="P14">{ "_id" : "tokyo", "totalSalary" : 53500 }</text:p>
      <text:p text:style-name="P14">{ "_id" : "silicon valley", "totalSalary" : 89980 }</text:p>
      <text:p text:style-name="P14"/>
      <text:p text:style-name="P8"><text:s text:c="61"/><text:span text:style-name="T6">38</text:span></text:p>
      <text:p text:style-name="P14">48 DISPLAY THE DEPARTMENT NUMBERS WITH MORE THAN THREE EMPLOYEES</text:p>
      <text:p text:style-name="P14">IN EACH DEPT</text:p>
      <text:p text:style-name="P14">&gt; db.employee.aggregate([{$group: {_id:"$dept", totalEmployee:{$sum:1}}},{$match:{totalEmployee:{$gt:2}}}])</text:p>
      <text:p text:style-name="P14">{ "_id" : "silicon valley", "totalEmployee" : 4 }</text:p>
      <text:p text:style-name="P14"/>
      <text:p text:style-name="P8"><text:s text:c="61"/></text:p>
      <text:p text:style-name="P8"><text:soft-page-break/><text:span text:style-name="T6"><text:s text:c="61"/>39</text:span></text:p>
      <text:p text:style-name="P8"><text:span text:style-name="T6">51 </text:span>DISPLAY THE NAME OF EMP WHO EARNS HIGHEST SAL.</text:p>
      <text:p text:style-name="P8">&gt; db.employee.aggregate([{$group: {_id:"null",name : { $first: '$name' },id:{$first: '$id'}, maxSalary:{$max:"$salary"}}},{$project:{_id:0}}])</text:p>
      <text:p text:style-name="P8">{ "name" : "Mansi", "id" : 11, "maxSalary" : 33000 }</text:p>
      <text:p text:style-name="P8"/>
      <text:p text:style-name="P8"><text:s text:c="61"/><text:span text:style-name="T6">40</text:span></text:p>
      <text:p text:style-name="P15">52 DISPLAY THE EMPLOYEE NUMBER AND NAME OF EMPLOYEE WORKING AS</text:p>
      <text:p text:style-name="P15">CLERK AND EARNING HIGHEST SALARY AMONG CLERKS.</text:p>
      <text:p text:style-name="P15">&gt; db.employee.aggregate([{$group: {_id:"$dept",name : { $first: '$name' },id:{$first: '$id'}, maxSalary:{$max:"$salary"}}},{$match:{_id:"silicon valley"}}])</text:p>
      <text:p text:style-name="P15">{ "_id" : "silicon valley", "name" : "Mansi", "id" : 11, "maxSalary" : 29000 }</text:p>
      <text:p text:style-name="P15"/>
      <text:p text:style-name="P8"><text:s text:c="61"/><text:span text:style-name="T6">41</text:span></text:p>
      <text:p text:style-name="P15">56 DISPLAY THE NAMES OF THE EMPLOYEES WHO EARN HIGHEST SALARY IN</text:p>
      <text:p text:style-name="P15">THEIR RESPECTIVE DEPARTMENTS.</text:p>
      <text:p text:style-name="P15">&gt; db.employee.aggregate([{$group: {_id:"$dept",name : { $first: '$name' },id:{$first: '$id'}, maxSalary:{$max:"$salary"}}}])</text:p>
      <text:p text:style-name="P15">{ "_id" : "batch5", "name" : "khushi", "id" : 18, "maxSalary" : 27000 }</text:p>
      <text:p text:style-name="P15">{ "_id" : "dynamite", "name" : "Vansh", "id" : 12, "maxSalary" : 25000 }</text:p>
      <text:p text:style-name="P15">{ "_id" : "tokyo", "name" : "Vinu", "id" : 14, "maxSalary" : 33000 }</text:p>
      <text:p text:style-name="P15">{ "_id" : "silicon valley", "name" : "Mansi", "id" : 11, "maxSalary" : 29000 }</text:p>
      <text:p text:style-name="P15"/>
      <text:p text:style-name="P8"><text:s text:c="61"/><text:span text:style-name="T6">42</text:span></text:p>
      <text:p text:style-name="P16">58 DISPLAY THE EMPLOYEE NAMES WHO ARE WORKING IN ACCOUNTING DEPT.</text:p>
      <text:p text:style-name="P16">&gt; db.employee.find({dept:'silicon valley'},{name:1,dept:1,_id:0})</text:p>
      <text:p text:style-name="P16">{ "name" : "Mansi", "dept" : "silicon valley" }</text:p>
      <text:p text:style-name="P16">{ "name" : "Vanshika", "dept" : "silicon valley" }</text:p>
      <text:p text:style-name="P16">{ "name" : "Vinit", "dept" : "silicon valley" }</text:p>
      <text:p text:style-name="P16">{ "name" : "Tannu", "dept" : "silicon valley" }</text:p>
      <text:p text:style-name="P16"/>
      <text:p text:style-name="P8"><text:s text:c="61"/><text:span text:style-name="T6">43</text:span></text:p>
      <text:p text:style-name="P16">63 DISPLAY THE NAMES OF EMPLOYEES IN UPPER CASE.</text:p>
      <text:p text:style-name="P16">&gt; db.employee.aggregate([{$project: {"name":{$toUpper:"$name"}}}])</text:p>
      <text:p text:style-name="P16">{ "_id" : ObjectId("61cc01f40c157367b21ec94e"), "name" : "MANSI" }</text:p>
      <text:p text:style-name="P16">{ "_id" : ObjectId("61cc01f40c157367b21ec94f"), "name" : "VANSH" }</text:p>
      <text:p text:style-name="P16">{ "_id" : ObjectId("61cc01f40c157367b21ec950"), "name" : "VANSHIKA" }</text:p>
      <text:p text:style-name="P16">{ "_id" : ObjectId("61cc01f40c157367b21ec951"), "name" : "VINU" }</text:p>
      <text:p text:style-name="P16">{ "_id" : ObjectId("61cc01f40c157367b21ec952"), "name" : "VINITA" }</text:p>
      <text:p text:style-name="P16">{ "_id" : ObjectId("61cc01f40c157367b21ec953"), "name" : "VINAY" }</text:p>
      <text:p text:style-name="P16">{ "_id" : ObjectId("61cc01f40c157367b21ec954"), "name" : "VINIT" }</text:p>
      <text:p text:style-name="P16">{ "_id" : ObjectId("61cc01f40c157367b21ec955"), "name" : "KHUSHI" }</text:p>
      <text:p text:style-name="P16">{ "_id" : ObjectId("61cc01f40c157367b21ec956"), "name" : "TANNU" }</text:p>
      <text:p text:style-name="P16">{ "_id" : ObjectId("61cc01f40c157367b21ec957"), "name" : "GUDIYA" }</text:p>
      <text:p text:style-name="P16"/>
      <text:p text:style-name="P8"><text:s text:c="61"/><text:span text:style-name="T6">44</text:span></text:p>
      <text:p text:style-name="P16">64 DISPLAY THE NAMES OF EMPLOYEES IN LOWER CASE.</text:p>
      <text:p text:style-name="P16">&gt; db.employee.aggregate([{$project: {"name":{$toLower:"$name"}, _id:0}}])</text:p>
      <text:p text:style-name="P16">{ "name" : "mansi" }</text:p>
      <text:p text:style-name="P16">{ "name" : "vansh" }</text:p>
      <text:p text:style-name="P16">{ "name" : "vanshika" }</text:p>
      <text:p text:style-name="P16">{ "name" : "vinu" }</text:p>
      <text:p text:style-name="P16"><text:soft-page-break/>{ "name" : "vinita" }</text:p>
      <text:p text:style-name="P16">{ "name" : "vinay" }</text:p>
      <text:p text:style-name="P16">{ "name" : "vinit" }</text:p>
      <text:p text:style-name="P16">{ "name" : "khushi" }</text:p>
      <text:p text:style-name="P16">{ "name" : "tannu" }</text:p>
      <text:p text:style-name="P16">{ "name" : "gudiya" }</text:p>
      <text:p text:style-name="P16"/>
      <text:p text:style-name="P8"><text:s text:c="61"/><text:span text:style-name="T6">45</text:span></text:p>
      <text:p text:style-name="P16">67 &gt; db.employee.aggregate( <text:s text:c="2"/>[ <text:s text:c="4"/>{ <text:s text:c="6"/>$project: { <text:s text:c="8"/>"name": 1, <text:s text:c="8"/>"length": { $strLenCP: "$name" } <text:s text:c="6"/>} <text:s text:c="4"/>} <text:s text:c="2"/>] )</text:p>
      <text:p text:style-name="P16">{ "_id" : ObjectId("61cc01f40c157367b21ec94e"), "name" : "Mansi", "length" : 5 }</text:p>
      <text:p text:style-name="P16">{ "_id" : ObjectId("61cc01f40c157367b21ec94f"), "name" : "Vansh", "length" : 5 }</text:p>
      <text:p text:style-name="P16">{ "_id" : ObjectId("61cc01f40c157367b21ec950"), "name" : "Vanshika", "length" : 8 }</text:p>
      <text:p text:style-name="P16">{ "_id" : ObjectId("61cc01f40c157367b21ec951"), "name" : "Vinu", "length" : 4 }</text:p>
      <text:p text:style-name="P16">{ "_id" : ObjectId("61cc01f40c157367b21ec952"), "name" : "Vinita", "length" : 6 }</text:p>
      <text:p text:style-name="P16">{ "_id" : ObjectId("61cc01f40c157367b21ec953"), "name" : "Vinay", "length" : 5 }</text:p>
      <text:p text:style-name="P16">{ "_id" : ObjectId("61cc01f40c157367b21ec954"), "name" : "Vinit", "length" : 5 }</text:p>
      <text:p text:style-name="P16">{ "_id" : ObjectId("61cc01f40c157367b21ec955"), "name" : "khushi", "length" : 6 }</text:p>
      <text:p text:style-name="P16">{ "_id" : ObjectId("61cc01f40c157367b21ec956"), "name" : "Tannu", "length" : 5 }</text:p>
      <text:p text:style-name="P16">{ "_id" : ObjectId("61cc01f40c157367b21ec957"), "name" : "Gudiya", "length" : 6 }</text:p>
      <text:p text:style-name="P8"><text:s text:c="6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6:12:17.512015454</meta:creation-date>
    <dc:date>2021-12-30T14:06:39.688826613</dc:date>
    <meta:editing-duration>PT15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398" meta:word-count="2823" meta:character-count="21874" meta:non-whitespace-character-count="16174"/>
  </office:meta>
</office:document-meta>
</file>